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5" style:family="paragraph" style:parent-style-name="Standard">
      <style:text-properties fo:color="#000000" style:font-name="Consolas" fo:font-size="10pt" officeooo:rsid="0014c4af" officeooo:paragraph-rsid="0014c4af" style:font-size-asian="10pt"/>
    </style:style>
    <style:style style:name="P6" style:family="paragraph" style:parent-style-name="Standard">
      <style:text-properties fo:color="#000000" style:font-name="Consolas" fo:font-size="10pt" officeooo:rsid="00151b31" officeooo:paragraph-rsid="00151b31" style:font-size-asian="10pt"/>
    </style:style>
    <style:style style:name="P7" style:family="paragraph" style:parent-style-name="Standard">
      <style:text-properties fo:color="#000000" style:font-name="Consolas" fo:font-size="10pt" officeooo:rsid="0019105b" officeooo:paragraph-rsid="00151b31" style:font-size-asian="10pt"/>
    </style:style>
    <style:style style:name="P8" style:family="paragraph" style:parent-style-name="Standard">
      <style:text-properties fo:color="#000000" style:font-name="Consolas" fo:font-size="10pt" officeooo:rsid="0019105b" officeooo:paragraph-rsid="0019105b" style:font-size-asian="10pt"/>
    </style:style>
    <style:style style:name="P9" style:family="paragraph" style:parent-style-name="Standard">
      <style:text-properties fo:color="#000000" style:font-name="Consolas" fo:font-size="10pt" officeooo:rsid="001b684a" officeooo:paragraph-rsid="001b684a" style:font-size-asian="10pt"/>
    </style:style>
    <style:style style:name="P10" style:family="paragraph" style:parent-style-name="Standard">
      <style:text-properties fo:color="#000000" style:font-name="Consolas" fo:font-size="10pt" officeooo:rsid="001d40d5" officeooo:paragraph-rsid="001d40d5" style:font-size-asian="10pt"/>
    </style:style>
    <style:style style:name="P11" style:family="paragraph" style:parent-style-name="Standard">
      <style:text-properties fo:color="#000000" style:font-name="Consolas" fo:font-size="10pt" officeooo:rsid="001d6641" officeooo:paragraph-rsid="001d6641" style:font-size-asian="10pt"/>
    </style:style>
    <style:style style:name="P12" style:family="paragraph" style:parent-style-name="Standard">
      <style:text-properties fo:color="#000000" style:font-name="Consolas" fo:font-size="10pt" officeooo:rsid="001eb89e" officeooo:paragraph-rsid="001eb89e" style:font-size-asian="10pt"/>
    </style:style>
    <style:style style:name="P13" style:family="paragraph" style:parent-style-name="Standard">
      <style:text-properties fo:color="#000000" style:font-name="Consolas" fo:font-size="10pt" officeooo:rsid="001eda6b" officeooo:paragraph-rsid="001eda6b" style:font-size-asian="10pt"/>
    </style:style>
    <style:style style:name="P14" style:family="paragraph" style:parent-style-name="Standard">
      <style:text-properties fo:color="#000000" style:font-name="Consolas" fo:font-size="10pt" officeooo:paragraph-rsid="00151b31" style:font-size-asian="10pt"/>
    </style:style>
    <style:style style:name="P15" style:family="paragraph" style:parent-style-name="Standard">
      <style:text-properties fo:color="#000000" style:font-name="Consolas" fo:font-size="10pt" officeooo:rsid="00206a4e" officeooo:paragraph-rsid="00206a4e" style:font-size-asian="10pt"/>
    </style:style>
    <style:style style:name="P16" style:family="paragraph" style:parent-style-name="Standard">
      <style:text-properties fo:color="#000000" style:font-name="Consolas" fo:font-size="10pt" officeooo:rsid="002214bd" officeooo:paragraph-rsid="002214bd" style:font-size-asian="10pt"/>
    </style:style>
    <style:style style:name="P17" style:family="paragraph" style:parent-style-name="Standard">
      <style:text-properties fo:color="#000000" style:font-name="Consolas" fo:font-size="10pt" officeooo:rsid="00223177" officeooo:paragraph-rsid="00223177" style:font-size-asian="10pt"/>
    </style:style>
    <style:style style:name="P18" style:family="paragraph" style:parent-style-name="Standard">
      <style:text-properties fo:color="#000000" style:font-name="Consolas" fo:font-size="10pt" officeooo:rsid="0023e135" officeooo:paragraph-rsid="0023e135" style:font-size-asian="10pt"/>
    </style:style>
    <style:style style:name="P19" style:family="paragraph" style:parent-style-name="Standard">
      <style:text-properties fo:color="#000000" style:font-name="Consolas" fo:font-size="10pt" officeooo:rsid="0023e388" officeooo:paragraph-rsid="0023e388" style:font-size-asian="10pt"/>
    </style:style>
    <style:style style:name="P20" style:family="paragraph" style:parent-style-name="Standard">
      <style:text-properties officeooo:rsid="0014c4af" officeooo:paragraph-rsid="0014c4af"/>
    </style:style>
    <style:style style:name="P21" style:family="paragraph" style:parent-style-name="Standard">
      <style:text-properties officeooo:paragraph-rsid="00151b31"/>
    </style:style>
    <style:style style:name="P22" style:family="paragraph" style:parent-style-name="Standard">
      <style:text-properties officeooo:paragraph-rsid="00223177"/>
    </style:style>
    <style:style style:name="P23" style:family="paragraph" style:parent-style-name="Standard">
      <style:text-properties officeooo:paragraph-rsid="0023e388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6" style:family="paragraph" style:parent-style-name="Standard">
      <style:text-properties fo:color="#000000" style:font-name="Consolas" fo:font-size="10pt" officeooo:rsid="00256040" officeooo:paragraph-rsid="00256040" style:font-size-asian="10pt"/>
    </style:style>
    <style:style style:name="P27" style:family="paragraph" style:parent-style-name="Standard">
      <style:text-properties fo:color="#000000" style:font-name="Consolas" fo:font-size="10pt" officeooo:rsid="0023e135" officeooo:paragraph-rsid="0023e135" style:font-size-asian="10pt" style:font-size-complex="10pt"/>
    </style:style>
    <style:style style:name="P28" style:family="paragraph" style:parent-style-name="Standard">
      <style:text-properties fo:color="#000000" style:font-name="Consolas" fo:font-size="22pt" officeooo:rsid="0023e135" officeooo:paragraph-rsid="0023e135" style:font-size-asian="22pt" style:font-size-complex="22pt"/>
    </style:style>
    <style:style style:name="P29" style:family="paragraph" style:parent-style-name="Standard">
      <style:text-properties fo:color="#000000" style:font-name="Consolas" fo:font-size="22pt" officeooo:rsid="0023e135" officeooo:paragraph-rsid="00223177" style:font-size-asian="22pt" style:font-size-complex="22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fo:font-weight="bold" style:font-weight-asian="bold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officeooo:rsid="00223177" style:font-size-asian="10pt"/>
    </style:style>
    <style:style style:name="T5" style:family="text">
      <style:text-properties fo:color="#000000" style:font-name="Consolas" fo:font-size="10pt" officeooo:rsid="0023e388" style:font-size-asian="10pt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Consolas" fo:font-size="10pt" fo:font-style="italic" style:font-size-asian="10pt" style:font-style-asian="italic"/>
    </style:style>
    <style:style style:name="T8" style:family="text">
      <style:text-properties fo:color="#3f7f5f" style:font-name="Consolas" fo:font-size="10pt" style:font-size-asian="10pt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color="#6a3e3e" style:font-name="Consolas" fo:font-size="10pt" fo:background-color="#f0d8a8" loext:char-shading-value="0" style:font-size-asian="10pt"/>
    </style:style>
    <style:style style:name="T11" style:family="text">
      <style:text-properties fo:color="#6a3e3e" style:font-name="Consolas" fo:font-size="10pt" fo:background-color="#d4d4d4" loext:char-shading-value="0" style:font-size-asian="10pt"/>
    </style:style>
    <style:style style:name="T1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2a00ff" style:font-name="Consolas" fo:font-size="10pt" style:font-size-asian="10pt"/>
    </style:style>
    <style:style style:name="T15" style:family="text">
      <style:text-properties officeooo:rsid="00223177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size-complex="22pt"/>
    </style:style>
    <style:style style:name="T20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2"><text:span text:style-name="T1">import</text:span><text:span text:style-name="T3"> java.io.File;</text:span></text:p>
      <text:p text:style-name="P1"/>
      <text:p text:style-name="P2"><text:span text:style-name="T1">public</text:span><text:span text:style-name="T3"> </text:span><text:span text:style-name="T1">class</text:span><text:span text:style-name="T3"> UserCode {</text:span></text:p>
      <text:p text:style-name="P3"><text:tab/></text:p>
      <text:p text:style-name="P2"><text:span text:style-name="T3"><text:tab/></text:span><text:span text:style-name="T8">// Write a Java program to count the number of files from the given path</text:span></text:p>
      <text:p text:style-name="P1"/>
      <text:p text:style-name="P2"><text:span text:style-name="T3"><text:tab/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countNumOfFiles(String </text:span><text:span text:style-name="T9">filePath</text:span><text:span text:style-name="T3">) {</text:span></text:p>
      <text:p text:style-name="P2"><text:span text:style-name="T3"><text:tab/><text:tab/><text:tab/></text:span><text:span text:style-name="T1">int</text:span><text:span text:style-name="T3"> </text:span><text:span text:style-name="T12">numberOfFiles</text:span><text:span text:style-name="T3"> =0;</text:span><text:span text:style-name="T8">// output for test case</text:span></text:p>
      <text:p text:style-name="P2"><text:span text:style-name="T3"><text:tab/><text:tab/><text:tab/>File </text:span><text:span text:style-name="T9">directory</text:span><text:span text:style-name="T3">=</text:span><text:span text:style-name="T1">new</text:span><text:span text:style-name="T3"> File(</text:span><text:span text:style-name="T9">filePath</text:span><text:span text:style-name="T3">);</text:span></text:p>
      <text:p text:style-name="P2"><text:span text:style-name="T3"><text:tab/><text:tab/> <text:s text:c="3"/></text:span><text:span text:style-name="T1">int</text:span><text:span text:style-name="T3"> </text:span><text:span text:style-name="T10">fileCount</text:span><text:span text:style-name="T3">=</text:span><text:span text:style-name="T9">directory</text:span><text:span text:style-name="T3">.list().</text:span><text:span text:style-name="T13">length</text:span><text:span text:style-name="T3">;</text:span></text:p>
      <text:p text:style-name="P2"><text:span text:style-name="T3"><text:tab/><text:tab/><text:tab/></text:span><text:span text:style-name="T1">return</text:span><text:span text:style-name="T3"> </text:span><text:span text:style-name="T11">fileCount</text:span><text:span text:style-name="T3">;</text:span></text:p>
      <text:p text:style-name="P1"/>
      <text:p text:style-name="P3"><text:tab/><text:tab/>}</text:p>
      <text:p text:style-name="P3">}</text:p>
      <text:p text:style-name="P20">\</text:p>
      <text:p text:style-name="P20"/>
      <text:p text:style-name="P20"><text:span text:style-name="T3">File </text:span><text:span text:style-name="T9">directory</text:span><text:span text:style-name="T3">=</text:span><text:span text:style-name="T1">new</text:span><text:span text:style-name="T3"> File(</text:span><text:span text:style-name="T9">filePath</text:span><text:span text:style-name="T3">);</text:span></text:p>
      <text:p text:style-name="P2"><text:span text:style-name="T3"><text:tab/><text:tab/>String </text:span><text:span text:style-name="T10">ext1</text:span><text:span text:style-name="T3"> = </text:span><text:span text:style-name="T12">directory</text:span><text:span text:style-name="T6">.getCanonicalPath()</text:span><text:span text:style-name="T3">; </text:span></text:p>
      <text:p text:style-name="P20"><text:span text:style-name="T3"><text:tab/><text:tab/></text:span><text:span text:style-name="T1">return</text:span><text:span text:style-name="T3"> </text:span><text:span text:style-name="T11">ext1</text:span><text:span text:style-name="T3">;</text:span></text:p>
      <text:p text:style-name="P5"/>
      <text:p text:style-name="P5"/>
      <text:p text:style-name="P5"/>
      <text:p text:style-name="P6"/>
      <text:p text:style-name="P6">4.import java.io.File;</text:p>
      <text:p text:style-name="P6">import java.io.FilenameFilter;</text:p>
      <text:p text:style-name="P6">import java.util.Arrays;</text:p>
      <text:p text:style-name="P6"/>
      <text:p text:style-name="P6">public class UserCode {</text:p>
      <text:p text:style-name="P6"/>
      <text:p text:style-name="P6"><text:tab/>/*</text:p>
      <text:p text:style-name="P6"><text:tab/> * Write a Java program to check whether a file having read and write</text:p>
      <text:p text:style-name="P6"><text:tab/> * permission. Return true if condition satisfies else return false</text:p>
      <text:p text:style-name="P6"><text:tab/> */</text:p>
      <text:p text:style-name="P6"/>
      <text:p text:style-name="P6"><text:tab/>public static Boolean readWritePermission(String filePath) {</text:p>
      <text:p text:style-name="P6"/>
      <text:p text:style-name="P6"><text:tab/><text:tab/> File file = new File("filePath"); </text:p>
      <text:p text:style-name="P6"><text:s text:c="9"/></text:p>
      <text:p text:style-name="P6"><text:tab/> <text:s text:c="8"/></text:p>
      <text:p text:style-name="P6"><text:tab/> <text:s text:c="7"/>boolean exists = file.exists(); </text:p>
      <text:p text:style-name="P6"><text:tab/> <text:s text:c="7"/>if(exists == true) </text:p>
      <text:p text:style-name="P6"><text:tab/> <text:s text:c="7"/>{ </text:p>
      <text:p text:style-name="P6"><text:tab/> <text:s text:c="9"/>System.out.println("Executable: " + file.canExecute()); </text:p>
      <text:p text:style-name="P6"><text:tab/> <text:s text:c="11"/>System.out.println("Readable: " + file.canRead()); </text:p>
      <text:p text:style-name="P6"><text:tab/> <text:s text:c="11"/>System.out.println("Writable: "+ file.canWrite()); </text:p>
      <text:p text:style-name="P6"><text:tab/> <text:s text:c="7"/>} </text:p>
      <text:p text:style-name="P6"><text:tab/> <text:s text:c="7"/>else</text:p>
      <text:p text:style-name="P6"><text:tab/> <text:s text:c="7"/>{ </text:p>
      <text:p text:style-name="P6"><text:tab/> <text:s text:c="11"/>System.out.println("File not found."); </text:p>
      <text:p text:style-name="P6"><text:tab/> <text:s text:c="7"/>} </text:p>
      <text:p text:style-name="P6"><text:tab/><text:tab/>return true;</text:p>
      <text:p text:style-name="P6"/>
      <text:p text:style-name="P6"/>
      <text:p text:style-name="P6"/>
      <text:p text:style-name="P6"/>
      <text:p text:style-name="P6"><text:soft-page-break/></text:p>
      <text:p text:style-name="P21"><text:span text:style-name="T1">import</text:span><text:span text:style-name="T3"> java.io.File;</text:span></text:p>
      <text:p text:style-name="P2"><text:span text:style-name="T1">import</text:span><text:span text:style-name="T3"> java.sql.Date;</text:span></text:p>
      <text:p text:style-name="P2"><text:span text:style-name="T1">import</text:span><text:span text:style-name="T3"> java.text.SimpleDateFormat;</text:span></text:p>
      <text:p text:style-name="P1"/>
      <text:p text:style-name="P2"><text:span text:style-name="T1">public</text:span><text:span text:style-name="T3"> </text:span><text:span text:style-name="T1">class</text:span><text:span text:style-name="T3"> UserCode {</text:span></text:p>
      <text:p text:style-name="P1"/>
      <text:p text:style-name="P2"><text:span text:style-name="T3"><text:tab/></text:span><text:span text:style-name="T8">/*</text:span></text:p>
      <text:p text:style-name="P4"><text:tab/> * Write a Java program to get last modified date, month and year of a file</text:p>
      <text:p text:style-name="P4"><text:tab/> */</text:p>
      <text:p text:style-name="P1"/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fileLastModifiedDate(String </text:span><text:span text:style-name="T9">filePath</text:span><text:span text:style-name="T3">) {</text:span></text:p>
      <text:p text:style-name="P1"/>
      <text:p text:style-name="P2"><text:span text:style-name="T3"><text:tab/><text:tab/></text:span><text:span text:style-name="T8">// Enter your code here</text:span></text:p>
      <text:p text:style-name="P1"/>
      <text:p text:style-name="P2"><text:span text:style-name="T3"><text:tab/><text:tab/>File </text:span><text:span text:style-name="T9">file</text:span><text:span text:style-name="T3"> = </text:span><text:span text:style-name="T1">new</text:span><text:span text:style-name="T3"> File(</text:span><text:span text:style-name="T9">filePath</text:span><text:span text:style-name="T3">);<text:tab/></text:span></text:p>
      <text:p text:style-name="P2"><text:span text:style-name="T3"><text:tab/><text:tab/>Date </text:span><text:span text:style-name="T9">date</text:span><text:span text:style-name="T3">=</text:span><text:span text:style-name="T1">new</text:span><text:span text:style-name="T3"> Date (</text:span><text:span text:style-name="T9">file</text:span><text:span text:style-name="T3">.lastModified());</text:span></text:p>
      <text:p text:style-name="P2"><text:span text:style-name="T3"><text:tab/><text:tab/>SimpleDateFormat <text:s text:c="3"/></text:span><text:span text:style-name="T9">sdf</text:span><text:span text:style-name="T3"> = </text:span><text:span text:style-name="T1">new</text:span><text:span text:style-name="T3"> SimpleDateFormat(</text:span><text:span text:style-name="T14">"dd"</text:span><text:span text:style-name="T3">);</text:span></text:p>
      <text:p text:style-name="P2"><text:span text:style-name="T3"><text:tab/><text:tab/>String </text:span><text:span text:style-name="T9">newDate</text:span><text:span text:style-name="T3">=</text:span><text:span text:style-name="T9">sdf</text:span><text:span text:style-name="T3">.format(</text:span><text:span text:style-name="T9">date</text:span><text:span text:style-name="T3">);</text:span></text:p>
      <text:p text:style-name="P2"><text:span text:style-name="T3"><text:tab/><text:tab/></text:span><text:span text:style-name="T1">int</text:span><text:span text:style-name="T3"> </text:span><text:span text:style-name="T9">res</text:span><text:span text:style-name="T3">=Integer.</text:span><text:span text:style-name="T7">parseInt</text:span><text:span text:style-name="T3">(</text:span><text:span text:style-name="T9">newDate</text:span><text:span text:style-name="T3">);</text:span></text:p>
      <text:p text:style-name="P2"><text:span text:style-name="T3"><text:tab/><text:tab/></text:span><text:span text:style-name="T1">return</text:span><text:span text:style-name="T3"> </text:span><text:span text:style-name="T9">res</text:span><text:span text:style-name="T3">;</text:span></text:p>
      <text:p text:style-name="P3"><text:tab/></text:p>
      <text:p text:style-name="P3"><text:tab/>}</text:p>
      <text:p text:style-name="P1"/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fileLastModifiedMonth(String </text:span><text:span text:style-name="T9">filePath</text:span><text:span text:style-name="T3">) {</text:span></text:p>
      <text:p text:style-name="P1"/>
      <text:p text:style-name="P2"><text:span text:style-name="T3"><text:tab/><text:tab/></text:span><text:span text:style-name="T8">// Enter your code here</text:span></text:p>
      <text:p text:style-name="P1"/>
      <text:p text:style-name="P2"><text:span text:style-name="T3"><text:tab/><text:tab/>File </text:span><text:span text:style-name="T9">file</text:span><text:span text:style-name="T3"> = </text:span><text:span text:style-name="T1">new</text:span><text:span text:style-name="T3"> File(</text:span><text:span text:style-name="T9">filePath</text:span><text:span text:style-name="T3">);<text:tab/></text:span></text:p>
      <text:p text:style-name="P2"><text:span text:style-name="T3"><text:tab/><text:tab/>Date </text:span><text:span text:style-name="T9">date</text:span><text:span text:style-name="T3">=</text:span><text:span text:style-name="T1">new</text:span><text:span text:style-name="T3"> Date (</text:span><text:span text:style-name="T9">file</text:span><text:span text:style-name="T3">.lastModified());</text:span></text:p>
      <text:p text:style-name="P2"><text:span text:style-name="T3"><text:tab/><text:tab/>SimpleDateFormat <text:s text:c="3"/></text:span><text:span text:style-name="T9">sdf</text:span><text:span text:style-name="T3"> = </text:span><text:span text:style-name="T1">new</text:span><text:span text:style-name="T3"> SimpleDateFormat(</text:span><text:span text:style-name="T14">"MM"</text:span><text:span text:style-name="T3">);</text:span></text:p>
      <text:p text:style-name="P2"><text:span text:style-name="T3"><text:tab/><text:tab/>String </text:span><text:span text:style-name="T9">newDate</text:span><text:span text:style-name="T3">=</text:span><text:span text:style-name="T9">sdf</text:span><text:span text:style-name="T3">.format(</text:span><text:span text:style-name="T9">date</text:span><text:span text:style-name="T3">);</text:span></text:p>
      <text:p text:style-name="P2"><text:span text:style-name="T3"><text:tab/><text:tab/></text:span><text:span text:style-name="T1">int</text:span><text:span text:style-name="T3"> </text:span><text:span text:style-name="T9">res</text:span><text:span text:style-name="T3">=Integer.</text:span><text:span text:style-name="T7">parseInt</text:span><text:span text:style-name="T3">(</text:span><text:span text:style-name="T9">newDate</text:span><text:span text:style-name="T3">);</text:span></text:p>
      <text:p text:style-name="P2"><text:span text:style-name="T3"><text:tab/><text:tab/></text:span><text:span text:style-name="T1">return</text:span><text:span text:style-name="T3"> </text:span><text:span text:style-name="T9">res</text:span><text:span text:style-name="T3">;</text:span></text:p>
      <text:p text:style-name="P3"><text:tab/><text:tab/></text:p>
      <text:p text:style-name="P3"><text:tab/>}</text:p>
      <text:p text:style-name="P1"/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fileLastModifiedYear(String </text:span><text:span text:style-name="T9">filePath</text:span><text:span text:style-name="T3">) {</text:span></text:p>
      <text:p text:style-name="P2"><text:span text:style-name="T3"><text:tab/><text:tab/></text:span><text:span text:style-name="T8">// Enter your code here</text:span></text:p>
      <text:p text:style-name="P1"/>
      <text:p text:style-name="P2"><text:span text:style-name="T3"><text:tab/><text:tab/>File </text:span><text:span text:style-name="T9">file</text:span><text:span text:style-name="T3"> = </text:span><text:span text:style-name="T1">new</text:span><text:span text:style-name="T3"> File(</text:span><text:span text:style-name="T9">filePath</text:span><text:span text:style-name="T3">);<text:tab/></text:span></text:p>
      <text:p text:style-name="P2"><text:span text:style-name="T3"><text:tab/><text:tab/>Date </text:span><text:span text:style-name="T9">date</text:span><text:span text:style-name="T3">=</text:span><text:span text:style-name="T1">new</text:span><text:span text:style-name="T3"> Date (</text:span><text:span text:style-name="T9">file</text:span><text:span text:style-name="T3">.lastModified());</text:span></text:p>
      <text:p text:style-name="P2"><text:span text:style-name="T3"><text:tab/><text:tab/>SimpleDateFormat <text:s text:c="3"/></text:span><text:span text:style-name="T9">sdf</text:span><text:span text:style-name="T3"> = </text:span><text:span text:style-name="T1">new</text:span><text:span text:style-name="T3"> SimpleDateFormat(</text:span><text:span text:style-name="T14">"yyyy"</text:span><text:span text:style-name="T3">);</text:span></text:p>
      <text:p text:style-name="P2"><text:span text:style-name="T3"><text:tab/><text:tab/>String </text:span><text:span text:style-name="T9">newDate</text:span><text:span text:style-name="T3">=</text:span><text:span text:style-name="T9">sdf</text:span><text:span text:style-name="T3">.format(</text:span><text:span text:style-name="T9">date</text:span><text:span text:style-name="T3">);</text:span></text:p>
      <text:p text:style-name="P2"><text:span text:style-name="T3"><text:tab/><text:tab/></text:span><text:span text:style-name="T1">int</text:span><text:span text:style-name="T3"> </text:span><text:span text:style-name="T9">res</text:span><text:span text:style-name="T3">=Integer.</text:span><text:span text:style-name="T7">parseInt</text:span><text:span text:style-name="T3">(</text:span><text:span text:style-name="T9">newDate</text:span><text:span text:style-name="T3">);</text:span></text:p>
      <text:p text:style-name="P2"><text:span text:style-name="T3"><text:tab/><text:tab/></text:span><text:span text:style-name="T1">return</text:span><text:span text:style-name="T3"> </text:span><text:span text:style-name="T9">res</text:span><text:span text:style-name="T3">;</text:span></text:p>
      <text:p text:style-name="P3"><text:tab/><text:tab/>}</text:p>
      <text:p text:style-name="P14">}</text:p>
      <text:p text:style-name="P6"/>
      <text:p text:style-name="P6"/>
      <text:p text:style-name="P1"/>
      <text:p text:style-name="P2"><text:span text:style-name="T1">import</text:span><text:span text:style-name="T3"> java.io.File;</text:span></text:p>
      <text:p text:style-name="P2"><text:span text:style-name="T1">import</text:span><text:span text:style-name="T3"> </text:span><text:span text:style-name="T6">java.io.FilenameFilter</text:span><text:span text:style-name="T3">;</text:span></text:p>
      <text:p text:style-name="P2"><text:span text:style-name="T1">import</text:span><text:span text:style-name="T3"> java.sql.Date;</text:span></text:p>
      <text:p text:style-name="P2"><text:span text:style-name="T1">import</text:span><text:span text:style-name="T3"> java.text.SimpleDateFormat;</text:span></text:p>
      <text:p text:style-name="P2"><text:span text:style-name="T1">import</text:span><text:span text:style-name="T3"> </text:span><text:span text:style-name="T6">java.util.Arrays</text:span><text:span text:style-name="T3">;</text:span></text:p>
      <text:p text:style-name="P2"><text:span text:style-name="T1">import</text:span><text:span text:style-name="T3"> </text:span><text:span text:style-name="T6">java.util.Calendar</text:span><text:span text:style-name="T3">;</text:span></text:p>
      <text:p text:style-name="P1"/>
      <text:p text:style-name="P2"><text:soft-page-break/><text:span text:style-name="T1">public</text:span><text:span text:style-name="T3"> </text:span><text:span text:style-name="T1">class</text:span><text:span text:style-name="T3"> UserCode {</text:span></text:p>
      <text:p text:style-name="P1"/>
      <text:p text:style-name="P2"><text:span text:style-name="T3"><text:tab/></text:span><text:span text:style-name="T8">/*</text:span></text:p>
      <text:p text:style-name="P4"><text:tab/> *Write a Java program to get last modified date, month and year of a Directory</text:p>
      <text:p text:style-name="P4"><text:tab/> */</text:p>
      <text:p text:style-name="P1"/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directoryLastModifiedDate(String </text:span><text:span text:style-name="T9">filePath</text:span><text:span text:style-name="T3">) {</text:span></text:p>
      <text:p text:style-name="P3"><text:tab/><text:tab/></text:p>
      <text:p text:style-name="P2"><text:span text:style-name="T3"><text:tab/><text:tab/></text:span><text:span text:style-name="T8">//Enter your code here</text:span></text:p>
      <text:p text:style-name="P2"><text:span text:style-name="T3"><text:tab/><text:tab/>File </text:span><text:span text:style-name="T9">file</text:span><text:span text:style-name="T3"> = </text:span><text:span text:style-name="T1">new</text:span><text:span text:style-name="T3"> File(</text:span><text:span text:style-name="T9">filePath</text:span><text:span text:style-name="T3">);<text:tab/></text:span></text:p>
      <text:p text:style-name="P2"><text:span text:style-name="T3"><text:tab/><text:tab/>Date </text:span><text:span text:style-name="T9">date</text:span><text:span text:style-name="T3">=</text:span><text:span text:style-name="T1">new</text:span><text:span text:style-name="T3"> Date (</text:span><text:span text:style-name="T9">file</text:span><text:span text:style-name="T3">.lastModified());</text:span></text:p>
      <text:p text:style-name="P2"><text:span text:style-name="T3"><text:tab/><text:tab/>SimpleDateFormat <text:s text:c="3"/></text:span><text:span text:style-name="T9">sdf</text:span><text:span text:style-name="T3"> = </text:span><text:span text:style-name="T1">new</text:span><text:span text:style-name="T3"> SimpleDateFormat(</text:span><text:span text:style-name="T14">"dd"</text:span><text:span text:style-name="T3">);</text:span></text:p>
      <text:p text:style-name="P2"><text:span text:style-name="T3"><text:tab/><text:tab/>String </text:span><text:span text:style-name="T9">newDate</text:span><text:span text:style-name="T3">=</text:span><text:span text:style-name="T9">sdf</text:span><text:span text:style-name="T3">.format(</text:span><text:span text:style-name="T9">date</text:span><text:span text:style-name="T3">);</text:span></text:p>
      <text:p text:style-name="P2"><text:span text:style-name="T3"><text:tab/><text:tab/></text:span><text:span text:style-name="T1">int</text:span><text:span text:style-name="T3"> </text:span><text:span text:style-name="T9">res</text:span><text:span text:style-name="T3">=Integer.</text:span><text:span text:style-name="T7">parseInt</text:span><text:span text:style-name="T3">(</text:span><text:span text:style-name="T9">newDate</text:span><text:span text:style-name="T3">);</text:span></text:p>
      <text:p text:style-name="P2"><text:span text:style-name="T3"><text:tab/><text:tab/></text:span><text:span text:style-name="T1">return</text:span><text:span text:style-name="T3"> </text:span><text:span text:style-name="T9">res</text:span><text:span text:style-name="T3">;</text:span></text:p>
      <text:p text:style-name="P3"><text:tab/><text:tab/></text:p>
      <text:p text:style-name="P3"><text:tab/>}</text:p>
      <text:p text:style-name="P3"><text:tab/></text:p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directoryLastModifiedMonth(String </text:span><text:span text:style-name="T9">filePath</text:span><text:span text:style-name="T3">) {</text:span></text:p>
      <text:p text:style-name="P3"><text:tab/><text:tab/></text:p>
      <text:p text:style-name="P2"><text:span text:style-name="T3"><text:tab/><text:tab/></text:span><text:span text:style-name="T8">//Enter your code here</text:span></text:p>
      <text:p text:style-name="P3"><text:tab/><text:tab/></text:p>
      <text:p text:style-name="P1"/>
      <text:p text:style-name="P2"><text:span text:style-name="T3"><text:tab/><text:tab/>File </text:span><text:span text:style-name="T9">file</text:span><text:span text:style-name="T3"> = </text:span><text:span text:style-name="T1">new</text:span><text:span text:style-name="T3"> File(</text:span><text:span text:style-name="T9">filePath</text:span><text:span text:style-name="T3">);<text:tab/></text:span></text:p>
      <text:p text:style-name="P2"><text:span text:style-name="T3"><text:tab/><text:tab/>Date </text:span><text:span text:style-name="T9">date</text:span><text:span text:style-name="T3">=</text:span><text:span text:style-name="T1">new</text:span><text:span text:style-name="T3"> Date (</text:span><text:span text:style-name="T9">file</text:span><text:span text:style-name="T3">.lastModified());</text:span></text:p>
      <text:p text:style-name="P2"><text:span text:style-name="T3"><text:tab/><text:tab/>SimpleDateFormat <text:s text:c="3"/></text:span><text:span text:style-name="T9">sdf</text:span><text:span text:style-name="T3"> = </text:span><text:span text:style-name="T1">new</text:span><text:span text:style-name="T3"> SimpleDateFormat(</text:span><text:span text:style-name="T14">"MM"</text:span><text:span text:style-name="T3">);</text:span></text:p>
      <text:p text:style-name="P2"><text:span text:style-name="T3"><text:tab/><text:tab/>String </text:span><text:span text:style-name="T9">newDate</text:span><text:span text:style-name="T3">=</text:span><text:span text:style-name="T9">sdf</text:span><text:span text:style-name="T3">.format(</text:span><text:span text:style-name="T9">date</text:span><text:span text:style-name="T3">);</text:span></text:p>
      <text:p text:style-name="P2"><text:span text:style-name="T3"><text:tab/><text:tab/></text:span><text:span text:style-name="T1">int</text:span><text:span text:style-name="T3"> </text:span><text:span text:style-name="T9">res</text:span><text:span text:style-name="T3">=Integer.</text:span><text:span text:style-name="T7">parseInt</text:span><text:span text:style-name="T3">(</text:span><text:span text:style-name="T9">newDate</text:span><text:span text:style-name="T3">);</text:span></text:p>
      <text:p text:style-name="P2"><text:span text:style-name="T3"><text:tab/><text:tab/></text:span><text:span text:style-name="T1">return</text:span><text:span text:style-name="T3"> </text:span><text:span text:style-name="T9">res</text:span><text:span text:style-name="T3">;</text:span></text:p>
      <text:p text:style-name="P3"><text:tab/>}</text:p>
      <text:p text:style-name="P1"/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directoryLastModifiedYear(String </text:span><text:span text:style-name="T9">filePath</text:span><text:span text:style-name="T3">) {</text:span></text:p>
      <text:p text:style-name="P3"><text:tab/><text:tab/></text:p>
      <text:p text:style-name="P2"><text:span text:style-name="T3"><text:tab/><text:tab/></text:span><text:span text:style-name="T8">//Enter your code here</text:span></text:p>
      <text:p text:style-name="P2"><text:span text:style-name="T3"><text:tab/><text:tab/>File </text:span><text:span text:style-name="T9">file</text:span><text:span text:style-name="T3"> = </text:span><text:span text:style-name="T1">new</text:span><text:span text:style-name="T3"> File(</text:span><text:span text:style-name="T9">filePath</text:span><text:span text:style-name="T3">);<text:tab/></text:span></text:p>
      <text:p text:style-name="P2"><text:span text:style-name="T3"><text:tab/><text:tab/>Date </text:span><text:span text:style-name="T9">date</text:span><text:span text:style-name="T3">=</text:span><text:span text:style-name="T1">new</text:span><text:span text:style-name="T3"> Date (</text:span><text:span text:style-name="T9">file</text:span><text:span text:style-name="T3">.lastModified());</text:span></text:p>
      <text:p text:style-name="P2"><text:span text:style-name="T3"><text:tab/><text:tab/>SimpleDateFormat <text:s text:c="3"/></text:span><text:span text:style-name="T9">sdf</text:span><text:span text:style-name="T3"> = </text:span><text:span text:style-name="T1">new</text:span><text:span text:style-name="T3"> SimpleDateFormat(</text:span><text:span text:style-name="T14">"yyyy"</text:span><text:span text:style-name="T3">);</text:span></text:p>
      <text:p text:style-name="P2"><text:span text:style-name="T3"><text:tab/><text:tab/>String </text:span><text:span text:style-name="T9">newDate</text:span><text:span text:style-name="T3">=</text:span><text:span text:style-name="T9">sdf</text:span><text:span text:style-name="T3">.format(</text:span><text:span text:style-name="T9">date</text:span><text:span text:style-name="T3">);</text:span></text:p>
      <text:p text:style-name="P2"><text:span text:style-name="T3"><text:tab/><text:tab/></text:span><text:span text:style-name="T1">int</text:span><text:span text:style-name="T3"> </text:span><text:span text:style-name="T9">res</text:span><text:span text:style-name="T3">=Integer.</text:span><text:span text:style-name="T7">parseInt</text:span><text:span text:style-name="T3">(</text:span><text:span text:style-name="T9">newDate</text:span><text:span text:style-name="T3">);</text:span></text:p>
      <text:p text:style-name="P2"><text:span text:style-name="T3"><text:tab/><text:tab/></text:span><text:span text:style-name="T1">return</text:span><text:span text:style-name="T3"> </text:span><text:span text:style-name="T9">res</text:span><text:span text:style-name="T3">;</text:span></text:p>
      <text:p text:style-name="P3"><text:tab/><text:tab/>}</text:p>
      <text:p text:style-name="P3"><text:tab/>}</text:p>
      <text:p text:style-name="P1"/>
      <text:p text:style-name="P1"/>
      <text:p text:style-name="P6"/>
      <text:p text:style-name="P6"><text:span text:style-name="T2">import</text:span> java.io.File;</text:p>
      <text:p text:style-name="P1"/>
      <text:p text:style-name="P2"><text:span text:style-name="T1">public</text:span><text:span text:style-name="T3"> </text:span><text:span text:style-name="T1">class</text:span><text:span text:style-name="T3"> UserCode {</text:span></text:p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boolean</text:span><text:span text:style-name="T3"> pathNameExistsOrNot(String </text:span><text:span text:style-name="T10">filePath</text:span><text:span text:style-name="T3">)</text:span></text:p>
      <text:p text:style-name="P3"><text:tab/>{</text:p>
      <text:p text:style-name="P2"><text:span text:style-name="T3"><text:tab/><text:tab/></text:span><text:span text:style-name="T1">boolean</text:span><text:span text:style-name="T3"> </text:span><text:span text:style-name="T9">flag</text:span><text:span text:style-name="T3"> = </text:span><text:span text:style-name="T1">false</text:span><text:span text:style-name="T3">;</text:span></text:p>
      <text:p text:style-name="P2"><text:span text:style-name="T3"><text:s text:c="8"/></text:span><text:span text:style-name="T8">/*</text:span></text:p>
      <text:p text:style-name="P4"><text:s text:c="9"/>* </text:p>
      <text:p text:style-name="P4"><text:s text:c="9"/>* Write a Java program to check whether a file or directory exists or not in the specified path</text:p>
      <text:p text:style-name="P4"><text:s text:c="9"/>*/</text:p>
      <text:p text:style-name="P2"><text:span text:style-name="T3"><text:tab/><text:tab/>File </text:span><text:span text:style-name="T9">file</text:span><text:span text:style-name="T3">= </text:span><text:span text:style-name="T1">new</text:span><text:span text:style-name="T3"> File(</text:span><text:span text:style-name="T11">filePath</text:span><text:span text:style-name="T3">);</text:span></text:p>
      <text:p text:style-name="P2"><text:span text:style-name="T3"><text:tab/><text:tab/></text:span><text:span text:style-name="T1">if</text:span><text:span text:style-name="T3">(</text:span><text:span text:style-name="T9">file</text:span><text:span text:style-name="T3">.exists()){</text:span></text:p>
      <text:p text:style-name="P2"><text:soft-page-break/><text:span text:style-name="T3"><text:tab/><text:tab/><text:tab/></text:span><text:span text:style-name="T1">return</text:span><text:span text:style-name="T3"> </text:span><text:span text:style-name="T1">true</text:span><text:span text:style-name="T3">;</text:span></text:p>
      <text:p text:style-name="P3"><text:tab/><text:tab/>}</text:p>
      <text:p text:style-name="P2"><text:span text:style-name="T3"><text:tab/><text:tab/></text:span><text:span text:style-name="T1">return</text:span><text:span text:style-name="T3"> </text:span><text:span text:style-name="T9">flag</text:span><text:span text:style-name="T3">;</text:span></text:p>
      <text:p text:style-name="P3"><text:tab/>}</text:p>
      <text:p text:style-name="P1"/>
      <text:p text:style-name="P3">}</text:p>
      <text:p text:style-name="P6"/>
      <text:p text:style-name="P6"/>
      <text:p text:style-name="P6"/>
      <text:p text:style-name="P6"/>
      <text:p text:style-name="P6"><text:span text:style-name="T2">import</text:span> java.io.File;</text:p>
      <text:p text:style-name="P1"/>
      <text:p text:style-name="P2"><text:span text:style-name="T1">public</text:span><text:span text:style-name="T3"> </text:span><text:span text:style-name="T1">class</text:span><text:span text:style-name="T3"> UserCode {</text:span></text:p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boolean</text:span><text:span text:style-name="T3"> isDirectoryNorFile(String </text:span><text:span text:style-name="T9">filePath</text:span><text:span text:style-name="T3">) {</text:span></text:p>
      <text:p text:style-name="P2"><text:span text:style-name="T3"><text:tab/></text:span><text:span text:style-name="T1">boolean</text:span><text:span text:style-name="T3"> </text:span><text:span text:style-name="T9">flag</text:span><text:span text:style-name="T3"> = </text:span><text:span text:style-name="T1">false</text:span><text:span text:style-name="T3">;</text:span></text:p>
      <text:p text:style-name="P2"><text:span text:style-name="T3"><text:tab/></text:span><text:span text:style-name="T8">/* * </text:span></text:p>
      <text:p text:style-name="P4"><text:tab/> * Write a Java program to check whether the given pathname is a directory nor file, return true if any condition satisfies else return false</text:p>
      <text:p text:style-name="P4"><text:tab/> */</text:p>
      <text:p text:style-name="P2"><text:span text:style-name="T3"><text:tab/>File </text:span><text:span text:style-name="T9">file</text:span><text:span text:style-name="T3"> =</text:span><text:span text:style-name="T1">new</text:span><text:span text:style-name="T3"> File(</text:span><text:span text:style-name="T9">filePath</text:span><text:span text:style-name="T3">);</text:span></text:p>
      <text:p text:style-name="P2"><text:span text:style-name="T3"><text:tab/></text:span><text:span text:style-name="T1">if</text:span><text:span text:style-name="T3">(</text:span><text:span text:style-name="T9">file</text:span><text:span text:style-name="T3">.isFile() || </text:span><text:span text:style-name="T9">file</text:span><text:span text:style-name="T3">.isDirectory()){</text:span></text:p>
      <text:p text:style-name="P2"><text:span text:style-name="T3"><text:tab/><text:tab/></text:span><text:span text:style-name="T1">return</text:span><text:span text:style-name="T3"> </text:span><text:span text:style-name="T1">true</text:span><text:span text:style-name="T3">;</text:span></text:p>
      <text:p text:style-name="P3"><text:tab/>}</text:p>
      <text:p text:style-name="P2"><text:span text:style-name="T3"><text:tab/></text:span><text:span text:style-name="T1">return</text:span><text:span text:style-name="T3"> </text:span><text:span text:style-name="T9">flag</text:span><text:span text:style-name="T3">;</text:span></text:p>
      <text:p text:style-name="P1"/>
      <text:p text:style-name="P3">}</text:p>
      <text:p text:style-name="P3">}</text:p>
      <text:p text:style-name="P6"/>
      <text:p text:style-name="P6"/>
      <text:p text:style-name="P9"/>
      <text:p text:style-name="P9"/>
      <text:p text:style-name="P9">import java.io.File;</text:p>
      <text:p text:style-name="P9">import java.io.FilenameFilter;</text:p>
      <text:p text:style-name="P9">import java.text.SimpleDateFormat;</text:p>
      <text:p text:style-name="P9">import java.util.Arrays;</text:p>
      <text:p text:style-name="P9">import java.util.Calendar;</text:p>
      <text:p text:style-name="P9"/>
      <text:p text:style-name="P9">public class UserCode {</text:p>
      <text:p text:style-name="P9"/>
      <text:p text:style-name="P9"><text:tab/>/*</text:p>
      <text:p text:style-name="P9"><text:tab/> * Write a Java program to get file size in bytes, Kb and mb and return it</text:p>
      <text:p text:style-name="P9"><text:tab/> * (return 0 if file doesn't exist)</text:p>
      <text:p text:style-name="P9"><text:tab/> */</text:p>
      <text:p text:style-name="P9"/>
      <text:p text:style-name="P9"><text:tab/>public static long fileSizeInBytes(String filePath) {</text:p>
      <text:p text:style-name="P9"/>
      <text:p text:style-name="P9"><text:tab/><text:tab/>File file = new File(filePath);</text:p>
      <text:p text:style-name="P9"><text:tab/><text:tab/>if (file.exists()) {</text:p>
      <text:p text:style-name="P9"><text:tab/><text:tab/><text:tab/>return file.length() ;</text:p>
      <text:p text:style-name="P9"><text:tab/><text:tab/>}else {</text:p>
      <text:p text:style-name="P9"><text:tab/><text:tab/><text:tab/>return 0;</text:p>
      <text:p text:style-name="P9"><text:tab/><text:tab/>}</text:p>
      <text:p text:style-name="P9"/>
      <text:p text:style-name="P9"><text:tab/></text:p>
      <text:p text:style-name="P9"><text:tab/>}</text:p>
      <text:p text:style-name="P9"/>
      <text:p text:style-name="P9"><text:tab/>public static long fileSizeInKb(String filePath) {</text:p>
      <text:p text:style-name="P9"/>
      <text:p text:style-name="P9"><text:soft-page-break/><text:tab/><text:tab/><text:tab/>File file = new File(filePath);</text:p>
      <text:p text:style-name="P9"><text:tab/><text:tab/>if (file.exists()){</text:p>
      <text:p text:style-name="P9"><text:tab/><text:tab/> return (long) ((double) file.length() / 1024);</text:p>
      <text:p text:style-name="P9"><text:tab/><text:tab/>}else {</text:p>
      <text:p text:style-name="P9"><text:tab/><text:tab/><text:tab/>return 0;}</text:p>
      <text:p text:style-name="P9"><text:tab/><text:tab/>}</text:p>
      <text:p text:style-name="P9"/>
      <text:p text:style-name="P9"><text:tab/></text:p>
      <text:p text:style-name="P9"/>
      <text:p text:style-name="P9"><text:tab/>public static long fileSizeInMb(String filePath) {</text:p>
      <text:p text:style-name="P9"/>
      <text:p text:style-name="P9"><text:tab/><text:tab/>// Enter your code here</text:p>
      <text:p text:style-name="P9"><text:tab/><text:tab/>File file = new File(filePath);</text:p>
      <text:p text:style-name="P9"><text:tab/><text:tab/>if (file.exists()){</text:p>
      <text:p text:style-name="P9"><text:tab/><text:tab/><text:tab/>return (long) ((double) file.length() / (1024 * 1024));</text:p>
      <text:p text:style-name="P9"><text:tab/><text:tab/>}else{</text:p>
      <text:p text:style-name="P9"/>
      <text:p text:style-name="P9"><text:tab/><text:tab/>return 0;</text:p>
      <text:p text:style-name="P9"><text:tab/><text:tab/></text:p>
      <text:p text:style-name="P9"><text:tab/>}</text:p>
      <text:p text:style-name="P9"/>
      <text:p text:style-name="P9">}</text:p>
      <text:p text:style-name="P9">}</text:p>
      <text:p text:style-name="P7"><text:s text:c="2"/></text:p>
      <text:p text:style-name="P7"/>
      <text:p text:style-name="P7"/>
      <text:p text:style-name="P8">import java.io.File;</text:p>
      <text:p text:style-name="P8">import java.io.FilenameFilter;</text:p>
      <text:p text:style-name="P8">import java.sql.Date;</text:p>
      <text:p text:style-name="P8">import java.text.SimpleDateFormat;</text:p>
      <text:p text:style-name="P8">import java.util.Arrays;</text:p>
      <text:p text:style-name="P8">import java.util.Calendar;</text:p>
      <text:p text:style-name="P8"/>
      <text:p text:style-name="P8">public class UserCode {</text:p>
      <text:p text:style-name="P8"/>
      <text:p text:style-name="P8"><text:tab/>/*</text:p>
      <text:p text:style-name="P8"><text:tab/> *Write a Java program to get last modified date, month and year of a Directory</text:p>
      <text:p text:style-name="P8"><text:tab/> */</text:p>
      <text:p text:style-name="P8"/>
      <text:p text:style-name="P8"><text:tab/>public static int directoryLastModifiedDate(String filePath) {</text:p>
      <text:p text:style-name="P8"><text:tab/><text:tab/></text:p>
      <text:p text:style-name="P8"><text:tab/><text:tab/>//Enter your code here</text:p>
      <text:p text:style-name="P8"><text:tab/><text:tab/></text:p>
      <text:p text:style-name="P8"><text:tab/><text:tab/> File dir = new File(filePath);</text:p>
      <text:p text:style-name="P8"><text:tab/> <text:s text:c="5"/>File[] files = dir.listFiles();</text:p>
      <text:p text:style-name="P8"><text:tab/><text:tab/>Date date=new Date (dir.lastModified());</text:p>
      <text:p text:style-name="P8"><text:tab/><text:tab/>SimpleDateFormat <text:s text:c="3"/>sdf = new SimpleDateFormat("dd");</text:p>
      <text:p text:style-name="P8"><text:tab/><text:tab/>String newDate=sdf.format(date);</text:p>
      <text:p text:style-name="P8"><text:tab/><text:tab/>int res=Integer.parseInt(newDate);</text:p>
      <text:p text:style-name="P8"><text:tab/><text:tab/>return res;</text:p>
      <text:p text:style-name="P8"><text:tab/><text:tab/></text:p>
      <text:p text:style-name="P8"><text:tab/>}</text:p>
      <text:p text:style-name="P8"><text:tab/></text:p>
      <text:p text:style-name="P8"><text:tab/>public static int directoryLastModifiedMonth(String filePath) {</text:p>
      <text:p text:style-name="P8"><text:tab/><text:tab/></text:p>
      <text:p text:style-name="P8"><text:tab/><text:tab/>//Enter your code here</text:p>
      <text:p text:style-name="P8"><text:tab/><text:tab/></text:p>
      <text:p text:style-name="P8"><text:tab/><text:tab/> File dir = new File(filePath);</text:p>
      <text:p text:style-name="P8"><text:soft-page-break/><text:tab/> <text:s text:c="5"/>File[] files = dir.listFiles();<text:tab/></text:p>
      <text:p text:style-name="P8"><text:tab/><text:tab/>Date date=new Date (dir.lastModified());</text:p>
      <text:p text:style-name="P8"><text:tab/><text:tab/>SimpleDateFormat <text:s text:c="3"/>sdf = new SimpleDateFormat("MM");</text:p>
      <text:p text:style-name="P8"><text:tab/><text:tab/>String newDate=sdf.format(date);</text:p>
      <text:p text:style-name="P8"><text:tab/><text:tab/>int res=Integer.parseInt(newDate);</text:p>
      <text:p text:style-name="P8"><text:tab/><text:tab/>return res;<text:tab/></text:p>
      <text:p text:style-name="P8"><text:tab/>}</text:p>
      <text:p text:style-name="P8"/>
      <text:p text:style-name="P8"><text:tab/>public static int directoryLastModifiedYear(String filePath) {</text:p>
      <text:p text:style-name="P8"><text:tab/><text:tab/></text:p>
      <text:p text:style-name="P8"><text:tab/><text:tab/>//Enter your code here</text:p>
      <text:p text:style-name="P8"><text:tab/><text:tab/></text:p>
      <text:p text:style-name="P8"><text:tab/><text:tab/>File dir= new File(filePath);</text:p>
      <text:p text:style-name="P8"><text:tab/><text:tab/>File[] files=dir.listFiles();</text:p>
      <text:p text:style-name="P8"><text:tab/><text:tab/>Date date=new Date (dir.lastModified());</text:p>
      <text:p text:style-name="P8"><text:tab/><text:tab/>SimpleDateFormat <text:s text:c="3"/>sdf = new SimpleDateFormat("MM");</text:p>
      <text:p text:style-name="P8"><text:tab/><text:tab/>String newDate=sdf.format(date);</text:p>
      <text:p text:style-name="P8"><text:tab/><text:tab/>int res=Integer.parseInt(newDate);</text:p>
      <text:p text:style-name="P8"><text:tab/><text:tab/>return res;</text:p>
      <text:p text:style-name="P8"><text:tab/>}</text:p>
      <text:p text:style-name="P8"/>
      <text:p text:style-name="P8"/>
      <text:p text:style-name="P8">}</text:p>
      <text:p text:style-name="P8"/>
      <text:p text:style-name="P8"/>
      <text:p text:style-name="P8"/>
      <text:p text:style-name="P10">/**</text:p>
      <text:p text:style-name="P10"><text:s/>* </text:p>
      <text:p text:style-name="P10"><text:s/>*/</text:p>
      <text:p text:style-name="P10"/>
      <text:p text:style-name="P10"/>
      <text:p text:style-name="P10">import java.io.BufferedReader;</text:p>
      <text:p text:style-name="P10">import java.io.FileReader;</text:p>
      <text:p text:style-name="P10"/>
      <text:p text:style-name="P10">public class UserCode {</text:p>
      <text:p text:style-name="P10"><text:tab/></text:p>
      <text:p text:style-name="P10"><text:tab/>public StringBuffer readStreamOfLinesUsingFiles(String in) throws Exception{</text:p>
      <text:p text:style-name="P10"><text:tab/></text:p>
      <text:p text:style-name="P10"><text:tab/><text:tab/></text:p>
      <text:p text:style-name="P10"><text:tab/><text:tab/>//Write a Java program to read a file content line by line.</text:p>
      <text:p text:style-name="P10"><text:tab/></text:p>
      <text:p text:style-name="P10">BufferedReader br=new BufferedReader(new FileReader(in));</text:p>
      <text:p text:style-name="P10">String line="";</text:p>
      <text:p text:style-name="P10">StringBuffer s=new StringBuffer();</text:p>
      <text:p text:style-name="P10">while((line=br.readLine())!=null)</text:p>
      <text:p text:style-name="P10">{</text:p>
      <text:p text:style-name="P10"><text:tab/>s.append(line);</text:p>
      <text:p text:style-name="P10"><text:tab/>s.append("\n");</text:p>
      <text:p text:style-name="P10">}br.close();</text:p>
      <text:p text:style-name="P10"><text:tab/>return s;</text:p>
      <text:p text:style-name="P10">} <text:s text:c="11"/></text:p>
      <text:p text:style-name="P10"><text:s text:c="7"/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/>
      <text:p text:style-name="P11">import java.io.File;</text:p>
      <text:p text:style-name="P11">import java.io.FileNotFoundException;</text:p>
      <text:p text:style-name="P11">import java.util.Scanner;</text:p>
      <text:p text:style-name="P11"/>
      <text:p text:style-name="P11">//Write a Java program to find the longest word in a text file.</text:p>
      <text:p text:style-name="P11">//Output will be the last occurrence of the longest word</text:p>
      <text:p text:style-name="P11">public class UserCode {</text:p>
      <text:p text:style-name="P11"><text:tab/>public static String findLongestWord(String input) throws FileNotFoundException{</text:p>
      <text:p text:style-name="P11"><text:tab/>String longest_word="";</text:p>
      <text:p text:style-name="P11"><text:tab/>String current;</text:p>
      <text:p text:style-name="P11"><text:tab/>Scanner sc=new Scanner (new File(input));</text:p>
      <text:p text:style-name="P11"><text:tab/>while(sc.hasNext()){</text:p>
      <text:p text:style-name="P11"><text:tab/><text:tab/>current =sc.next();</text:p>
      <text:p text:style-name="P11"><text:tab/><text:tab/> <text:s/>if (current.length() &gt; longest_word.length()) {</text:p>
      <text:p text:style-name="P11"><text:tab/> <text:s text:c="12"/>longest_word = current;</text:p>
      <text:p text:style-name="P11"><text:tab/>}</text:p>
      <text:p text:style-name="P11"><text:tab/><text:tab/></text:p>
      <text:p text:style-name="P11"/>
      <text:p text:style-name="P11"><text:tab/>}</text:p>
      <text:p text:style-name="P11"><text:tab/> System.out.println("\n"+longest_word+"\n");</text:p>
      <text:p text:style-name="P11"><text:s text:c="5"/>return longest_word;</text:p>
      <text:p text:style-name="P11">}</text:p>
      <text:p text:style-name="P11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error</text:p>
      <text:p text:style-name="P13"/>
      <text:p text:style-name="P10"/>
      <text:p text:style-name="P10"/>
      <text:p text:style-name="P15"/>
      <text:p text:style-name="P26">14.</text:p>
      <text:p text:style-name="P15">import java.io.File;</text:p>
      <text:p text:style-name="P15">import java.io.FileNotFoundException;</text:p>
      <text:p text:style-name="P15">import java.util.Scanner;</text:p>
      <text:p text:style-name="P15">//Write a Java program to find the shortest word in a text file.</text:p>
      <text:p text:style-name="P15">//Input file must contain only one line of text</text:p>
      <text:p text:style-name="P15">//Output will be the first occurrence of the shortest word</text:p>
      <text:p text:style-name="P15">public class UserCode {</text:p>
      <text:p text:style-name="P15"/>
      <text:p text:style-name="P15"><text:tab/><text:tab/>public static String shortestWord(String input) throws FileNotFoundException{</text:p>
      <text:p text:style-name="P15"><text:tab/><text:tab/>String shortest_word=" <text:s/>";</text:p>
      <text:p text:style-name="P15"><text:tab/><text:tab/>String current;</text:p>
      <text:p text:style-name="P15"><text:tab/><text:tab/>Scanner sc=new Scanner (new File(input));</text:p>
      <text:p text:style-name="P15"><text:tab/><text:tab/>while(sc.hasNext()){</text:p>
      <text:p text:style-name="P15"><text:tab/><text:tab/><text:tab/>current =sc.next();</text:p>
      <text:p text:style-name="P15"><text:tab/><text:tab/><text:tab/> <text:s/>if (current.length() &lt; shortest_word.length()) {</text:p>
      <text:p text:style-name="P15"><text:tab/><text:tab/> <text:s text:c="12"/>shortest_word = current;</text:p>
      <text:p text:style-name="P15"><text:soft-page-break/><text:tab/><text:tab/>}</text:p>
      <text:p text:style-name="P15"><text:tab/><text:tab/><text:tab/></text:p>
      <text:p text:style-name="P15"/>
      <text:p text:style-name="P15"><text:tab/><text:tab/>}</text:p>
      <text:p text:style-name="P15"><text:tab/><text:tab/> System.out.println("\n"+shortest_word+"\n");</text:p>
      <text:p text:style-name="P15"><text:tab/> <text:s text:c="4"/>return shortest_word;</text:p>
      <text:p text:style-name="P15"><text:tab/><text:tab/></text:p>
      <text:p text:style-name="P15"><text:tab/>}</text:p>
      <text:p text:style-name="P15">}</text:p>
      <text:p text:style-name="P3">}</text:p>
      <text:p text:style-name="P12">/**</text:p>
      <text:p text:style-name="P12"><text:s/>* </text:p>
      <text:p text:style-name="P12"><text:s/>*/</text:p>
      <text:p text:style-name="P12"/>
      <text:p text:style-name="P12"/>
      <text:p text:style-name="P12">import java.io.BufferedReader;</text:p>
      <text:p text:style-name="P12">import java.io.FileNotFoundException;</text:p>
      <text:p text:style-name="P12">import java.io.FileReader;</text:p>
      <text:p text:style-name="P12">import java.io.IOException;</text:p>
      <text:p text:style-name="P12"/>
      <text:p text:style-name="P12"/>
      <text:p text:style-name="P12">public class UserCode {</text:p>
      <text:p text:style-name="P12">public String data(String input) throws Exception</text:p>
      <text:p text:style-name="P12">{</text:p>
      <text:p text:style-name="P12"/>
      <text:p text:style-name="P12"><text:s text:c="4"/>StringBuilder sb = new StringBuilder();</text:p>
      <text:p text:style-name="P12"><text:s text:c="4"/>String strLine = "";</text:p>
      <text:p text:style-name="P12"><text:s text:c="4"/>String str_data = "";</text:p>
      <text:p text:style-name="P12"><text:s text:c="4"/>try {</text:p>
      <text:p text:style-name="P12"><text:s text:c="9"/>BufferedReader br = new BufferedReader(new FileReader(input));</text:p>
      <text:p text:style-name="P12"><text:s text:c="9"/>while (strLine != null)</text:p>
      <text:p text:style-name="P12"><text:s text:c="9"/>{</text:p>
      <text:p text:style-name="P12"><text:s text:c="12"/>if (strLine == null)</text:p>
      <text:p text:style-name="P12"><text:s text:c="14"/>break;</text:p>
      <text:p text:style-name="P12"><text:s text:c="12"/>str_data += strLine;</text:p>
      <text:p text:style-name="P12"><text:s text:c="12"/>strLine = br.readLine();</text:p>
      <text:p text:style-name="P12"><text:s text:c="12"/></text:p>
      <text:p text:style-name="P12"><text:s text:c="8"/>}</text:p>
      <text:p text:style-name="P12"><text:s text:c="10"/>System.out.println(str_data);</text:p>
      <text:p text:style-name="P12"><text:s text:c="9"/>br.close();</text:p>
      <text:p text:style-name="P12"><text:s text:c="4"/>} catch (FileNotFoundException e) {</text:p>
      <text:p text:style-name="P12"><text:s text:c="8"/>System.err.println("File not found");</text:p>
      <text:p text:style-name="P12"><text:s text:c="4"/>} catch (IOException e) {</text:p>
      <text:p text:style-name="P12"><text:s text:c="8"/>System.err.println("Unable to read the file.");</text:p>
      <text:p text:style-name="P12">}</text:p>
      <text:p text:style-name="P12"><text:tab/>return str_data;</text:p>
      <text:p text:style-name="P12">}</text:p>
      <text:p text:style-name="P12">}</text:p>
      <text:p text:style-name="P12"/>
      <text:p text:style-name="P12"/>
      <text:p text:style-name="P16"/>
      <text:p text:style-name="P16"/>
      <text:p text:style-name="P16"><text:span text:style-name="T15">12.</text:span>import java.io.BufferedReader;</text:p>
      <text:p text:style-name="P16">import java.io.FileNotFoundException;</text:p>
      <text:p text:style-name="P16">import java.io.FileReader;</text:p>
      <text:p text:style-name="P16">import java.io.IOException;</text:p>
      <text:p text:style-name="P16">import java.nio.charset.StandardCharsets;</text:p>
      <text:p text:style-name="P16">import java.nio.file.Files;</text:p>
      <text:p text:style-name="P16"><text:soft-page-break/>import java.nio.file.Paths;</text:p>
      <text:p text:style-name="P16">import java.util.ArrayList;</text:p>
      <text:p text:style-name="P16">import java.util.List;</text:p>
      <text:p text:style-name="P16"/>
      <text:p text:style-name="P16"/>
      <text:p text:style-name="P16">// Write a Java program to read text file content line by line and store into a list</text:p>
      <text:p text:style-name="P16"/>
      <text:p text:style-name="P16"/>
      <text:p text:style-name="P16">public class UserCode {</text:p>
      <text:p text:style-name="P16"/>
      <text:p text:style-name="P16"><text:tab/>public static List&lt;String&gt; readLineArray(String input) throws IOException</text:p>
      <text:p text:style-name="P16"><text:tab/>{</text:p>
      <text:p text:style-name="P16"><text:tab/><text:tab/>StringBuilder sb = new StringBuilder();</text:p>
      <text:p text:style-name="P16"><text:s text:c="7"/></text:p>
      <text:p text:style-name="P16"><text:s text:c="8"/>List&lt;String&gt; list = null;</text:p>
      <text:p text:style-name="P16"><text:s text:c="7"/>list=Files.readAllLines(Paths.get(input),StandardCharsets.UTF_8);</text:p>
      <text:p text:style-name="P16"><text:tab/><text:tab/>return list;</text:p>
      <text:p text:style-name="P16"><text:tab/>}</text:p>
      <text:p text:style-name="P16">}</text:p>
      <text:p text:style-name="P16"/>
      <text:p text:style-name="P16"/>
      <text:p text:style-name="P16"/>
      <text:p text:style-name="P16"/>
      <text:p text:style-name="P22"><text:span text:style-name="T4">15.</text:span><text:span text:style-name="T1">import</text:span><text:span text:style-name="T3"> java.io.BufferedReader;</text:span></text:p>
      <text:p text:style-name="P2"><text:span text:style-name="T1">import</text:span><text:span text:style-name="T3"> </text:span><text:span text:style-name="T6">java.io.FileNotFoundException</text:span><text:span text:style-name="T3">;</text:span></text:p>
      <text:p text:style-name="P2"><text:span text:style-name="T1">import</text:span><text:span text:style-name="T3"> java.io.FileReader;</text:span></text:p>
      <text:p text:style-name="P2"><text:span text:style-name="T1">import</text:span><text:span text:style-name="T3"> java.io.IOException;</text:span></text:p>
      <text:p text:style-name="P1"/>
      <text:p text:style-name="P4">//Write a Java program to read first 3 lines from a file and store it in array.</text:p>
      <text:p text:style-name="P2"><text:span text:style-name="T1">public</text:span><text:span text:style-name="T3"> </text:span><text:span text:style-name="T1">class</text:span><text:span text:style-name="T3"> UserCode {</text:span></text:p>
      <text:p text:style-name="P2"><text:span text:style-name="T3"><text:tab/></text:span><text:span text:style-name="T1">public</text:span><text:span text:style-name="T3"> </text:span><text:span text:style-name="T1">static</text:span><text:span text:style-name="T3"> String[] readFirstThreeLines(String </text:span><text:span text:style-name="T9">input</text:span><text:span text:style-name="T3">) </text:span><text:span text:style-name="T1">throws</text:span><text:span text:style-name="T3"> IOException {</text:span></text:p>
      <text:p text:style-name="P1"/>
      <text:p text:style-name="P2"><text:span text:style-name="T3"><text:tab/><text:tab/></text:span><text:span text:style-name="T8">// Enter your code here</text:span></text:p>
      <text:p text:style-name="P2"><text:span text:style-name="T3">BufferedReader </text:span><text:span text:style-name="T9">br</text:span><text:span text:style-name="T3">=</text:span><text:span text:style-name="T1">new</text:span><text:span text:style-name="T3"> BufferedReader(</text:span><text:span text:style-name="T1">new</text:span><text:span text:style-name="T3"> FileReader(</text:span><text:span text:style-name="T9">input</text:span><text:span text:style-name="T3">));</text:span></text:p>
      <text:p text:style-name="P2"><text:span text:style-name="T3">String </text:span><text:span text:style-name="T9">str</text:span><text:span text:style-name="T3">[]=</text:span><text:span text:style-name="T1">new</text:span><text:span text:style-name="T3"> String[3];</text:span></text:p>
      <text:p text:style-name="P2"><text:span text:style-name="T1">int</text:span><text:span text:style-name="T3"> </text:span><text:span text:style-name="T9">i</text:span><text:span text:style-name="T3">=0;</text:span></text:p>
      <text:p text:style-name="P2"><text:span text:style-name="T3">String </text:span><text:span text:style-name="T9">st</text:span><text:span text:style-name="T3">=</text:span><text:span text:style-name="T14">""</text:span><text:span text:style-name="T3">;</text:span></text:p>
      <text:p text:style-name="P2"><text:span text:style-name="T1">while</text:span><text:span text:style-name="T3"> ((</text:span><text:span text:style-name="T9">st</text:span><text:span text:style-name="T3">=</text:span><text:span text:style-name="T9">br</text:span><text:span text:style-name="T3">.readLine())!=</text:span><text:span text:style-name="T1">null</text:span><text:span text:style-name="T3"> &amp;&amp; </text:span><text:span text:style-name="T9">i</text:span><text:span text:style-name="T3">&lt;3){</text:span></text:p>
      <text:p text:style-name="P2"><text:span text:style-name="T3"><text:tab/></text:span><text:span text:style-name="T9">str</text:span><text:span text:style-name="T3">[</text:span><text:span text:style-name="T9">i</text:span><text:span text:style-name="T3">]=</text:span><text:span text:style-name="T9">st</text:span><text:span text:style-name="T3">;</text:span></text:p>
      <text:p text:style-name="P2"><text:span text:style-name="T3"><text:tab/></text:span><text:span text:style-name="T9">i</text:span><text:span text:style-name="T3">++;</text:span></text:p>
      <text:p text:style-name="P3">}</text:p>
      <text:p text:style-name="P2"><text:span text:style-name="T9">br</text:span><text:span text:style-name="T3">.close();</text:span></text:p>
      <text:p text:style-name="P2"><text:span text:style-name="T3"><text:tab/><text:tab/></text:span><text:span text:style-name="T1">return</text:span><text:span text:style-name="T3"> </text:span><text:span text:style-name="T9">str</text:span><text:span text:style-name="T3">;</text:span></text:p>
      <text:p text:style-name="P3"><text:tab/>}</text:p>
      <text:p text:style-name="P1"/>
      <text:p text:style-name="P3">}</text:p>
      <text:p text:style-name="P17"/>
      <text:p text:style-name="P29"/>
      <text:p text:style-name="P28"><text:tab/><text:span text:style-name="T20"><text:tab/><text:tab/>// Write a Java program to read a plain text file</text:span></text:p>
      <text:p text:style-name="P27"><text:tab/><text:tab/><text:tab/>// if File not Found,raise Exception with message "File not Found".</text:p>
      <text:p text:style-name="P27"/>
      <text:p text:style-name="P27">10.</text:p>
      <text:p text:style-name="P27">/**</text:p>
      <text:p text:style-name="P27"><text:s/>* </text:p>
      <text:p text:style-name="P27"><text:s/>*/</text:p>
      <text:p text:style-name="P27"><text:soft-page-break/></text:p>
      <text:p text:style-name="P27">import java.io.BufferedReader;</text:p>
      <text:p text:style-name="P27">import java.io.FileNotFoundException;</text:p>
      <text:p text:style-name="P27">import java.io.FileReader;</text:p>
      <text:p text:style-name="P27">import java.io.IOException;</text:p>
      <text:p text:style-name="P27"/>
      <text:p text:style-name="P27">public class UserCode {</text:p>
      <text:p text:style-name="P27"/>
      <text:p text:style-name="P27"><text:tab/>public StringBuffer readtextfile(String read) throws Exception {</text:p>
      <text:p text:style-name="P27"/>
      <text:p text:style-name="P27"><text:tab/><text:tab/>{<text:tab/><text:tab/><text:tab/>StringBuffer sb=new StringBuffer();</text:p>
      <text:p text:style-name="P27"><text:tab/><text:tab/><text:tab/>String text=null;</text:p>
      <text:p text:style-name="P27"><text:tab/><text:tab/><text:tab/>if(read.toLowerCase().endsWith(".txt")){</text:p>
      <text:p text:style-name="P27"><text:tab/><text:tab/><text:tab/><text:tab/>FileReader fr=new FileReader(read);</text:p>
      <text:p text:style-name="P27"><text:tab/><text:tab/><text:tab/><text:tab/>BufferedReader br=new BufferedReader(fr);</text:p>
      <text:p text:style-name="P27"><text:tab/><text:tab/><text:tab/><text:tab/>while((text=br.readLine())!=null){</text:p>
      <text:p text:style-name="P27"><text:tab/><text:tab/><text:tab/><text:tab/><text:tab/>sb.append(text);</text:p>
      <text:p text:style-name="P27"><text:tab/><text:tab/><text:tab/><text:tab/><text:tab/>sb.append(System.lineSeparator());</text:p>
      <text:p text:style-name="P27"><text:tab/><text:tab/><text:tab/><text:tab/>}</text:p>
      <text:p text:style-name="P27"><text:tab/><text:tab/><text:tab/>}else throw new FileNotFoundException("File not Found");</text:p>
      <text:p text:style-name="P27"><text:tab/><text:tab/><text:tab/>return sb;</text:p>
      <text:p text:style-name="P27"/>
      <text:p text:style-name="P27"/>
      <text:p text:style-name="P27"><text:tab/><text:tab/>}</text:p>
      <text:p text:style-name="P27"><text:tab/>}</text:p>
      <text:p text:style-name="P18">}</text:p>
      <text:p text:style-name="P18"/>
      <text:p text:style-name="P18"/>
      <text:p text:style-name="P23"><text:span text:style-name="T5">24.</text:span><text:span text:style-name="T1">import</text:span><text:span text:style-name="T3"> java.io.File;</text:span></text:p>
      <text:p text:style-name="P1"/>
      <text:p text:style-name="P2"><text:span text:style-name="T1">public</text:span><text:span text:style-name="T3"> </text:span><text:span text:style-name="T1">class</text:span><text:span text:style-name="T3"> UserCode {</text:span></text:p>
      <text:p text:style-name="P2"><text:span text:style-name="T3"><text:tab/></text:span><text:span text:style-name="T1">public</text:span><text:span text:style-name="T3"> </text:span><text:span text:style-name="T1">static</text:span><text:span text:style-name="T3"> String getEmptyDirectoryName(String </text:span><text:span text:style-name="T9">filePath</text:span><text:span text:style-name="T3">) {</text:span></text:p>
      <text:p text:style-name="P2"><text:span text:style-name="T3">File </text:span><text:span text:style-name="T9">file</text:span><text:span text:style-name="T3"> =</text:span><text:span text:style-name="T1">new</text:span><text:span text:style-name="T3"> File(</text:span><text:span text:style-name="T9">filePath</text:span><text:span text:style-name="T3">);</text:span></text:p>
      <text:p text:style-name="P2"><text:span text:style-name="T1">if</text:span><text:span text:style-name="T3">(</text:span><text:span text:style-name="T9">file</text:span><text:span text:style-name="T3">.isDirectory()){</text:span></text:p>
      <text:p text:style-name="P2"><text:span text:style-name="T3"><text:tab/>String[] </text:span><text:span text:style-name="T9">files</text:span><text:span text:style-name="T3">=</text:span><text:span text:style-name="T9">file</text:span><text:span text:style-name="T3">.list();</text:span></text:p>
      <text:p text:style-name="P2"><text:span text:style-name="T3"><text:tab/></text:span><text:span text:style-name="T1">if</text:span><text:span text:style-name="T3">(</text:span><text:span text:style-name="T9">files</text:span><text:span text:style-name="T3">.</text:span><text:span text:style-name="T13">length</text:span><text:span text:style-name="T3">&gt;0){</text:span></text:p>
      <text:p text:style-name="P2"><text:span text:style-name="T3"><text:tab/><text:tab/></text:span><text:span text:style-name="T1">return</text:span><text:span text:style-name="T3">(</text:span><text:span text:style-name="T14">"Its not an empty Directory"</text:span><text:span text:style-name="T3">);</text:span></text:p>
      <text:p text:style-name="P3"><text:tab/>}</text:p>
      <text:p text:style-name="P3">}</text:p>
      <text:p text:style-name="P2"><text:span text:style-name="T3"><text:tab/><text:tab/></text:span><text:span text:style-name="T1">return</text:span><text:span text:style-name="T3"> </text:span><text:span text:style-name="T9">file</text:span><text:span text:style-name="T3">.getName();</text:span></text:p>
      <text:p text:style-name="P3"><text:tab/><text:tab/></text:p>
      <text:p text:style-name="P3"><text:tab/>}</text:p>
      <text:p text:style-name="P3">}</text:p>
      <text:p text:style-name="P19"/>
      <text:p text:style-name="P19"/>
      <text:p text:style-name="P23"><text:span text:style-name="T5">23.</text:span><text:span text:style-name="T1">import</text:span><text:span text:style-name="T3"> java.io.BufferedReader;</text:span></text:p>
      <text:p text:style-name="P2"><text:span text:style-name="T1">import</text:span><text:span text:style-name="T3"> </text:span><text:span text:style-name="T6">java.io.FileNotFoundException</text:span><text:span text:style-name="T3">;</text:span></text:p>
      <text:p text:style-name="P2"><text:span text:style-name="T1">import</text:span><text:span text:style-name="T3"> java.io.FileReader;</text:span></text:p>
      <text:p text:style-name="P2"><text:span text:style-name="T1">import</text:span><text:span text:style-name="T3"> java.io.IOException;</text:span></text:p>
      <text:p text:style-name="P1"/>
      <text:p text:style-name="P2"><text:span text:style-name="T1">public</text:span><text:span text:style-name="T3"> </text:span><text:span text:style-name="T1">class</text:span><text:span text:style-name="T3"> UserCode {</text:span></text:p>
      <text:p text:style-name="P1"/>
      <text:p text:style-name="P2"><text:span text:style-name="T3"><text:tab/></text:span><text:span text:style-name="T8">/*</text:span></text:p>
      <text:p text:style-name="P4"><text:tab/> * Write a Java program to count the total number of lines in a file</text:p>
      <text:p text:style-name="P4"><text:tab/> */</text:p>
      <text:p text:style-name="P1"/>
      <text:p text:style-name="P2"><text:span text:style-name="T3"><text:tab/></text:span><text:span text:style-name="T1">public</text:span><text:span text:style-name="T3"> </text:span><text:span text:style-name="T1">static</text:span><text:span text:style-name="T3"> </text:span><text:span text:style-name="T1">int</text:span><text:span text:style-name="T3"> getNumberOfLinesInFile(String </text:span><text:span text:style-name="T9">filePath</text:span><text:span text:style-name="T3">) </text:span><text:span text:style-name="T1">throws</text:span><text:span text:style-name="T3"> IOException {</text:span></text:p>
      <text:p text:style-name="P3"><text:tab/></text:p>
      <text:p text:style-name="P2"><text:soft-page-break/><text:span text:style-name="T3">BufferedReader </text:span><text:span text:style-name="T9">br</text:span><text:span text:style-name="T3">=</text:span><text:span text:style-name="T1">new</text:span><text:span text:style-name="T3"> BufferedReader(</text:span><text:span text:style-name="T1">new</text:span><text:span text:style-name="T3"> FileReader(</text:span><text:span text:style-name="T9">filePath</text:span><text:span text:style-name="T3">));</text:span></text:p>
      <text:p text:style-name="P2"><text:span text:style-name="T1">int</text:span><text:span text:style-name="T3"> </text:span><text:span text:style-name="T9">lines</text:span><text:span text:style-name="T3">=0;</text:span></text:p>
      <text:p text:style-name="P2"><text:span text:style-name="T1">while</text:span><text:span text:style-name="T3"> (</text:span><text:span text:style-name="T9">br</text:span><text:span text:style-name="T3">.readLine()!=</text:span><text:span text:style-name="T1">null</text:span><text:span text:style-name="T3">)</text:span><text:span text:style-name="T9">lines</text:span><text:span text:style-name="T3">++;</text:span></text:p>
      <text:p text:style-name="P2"><text:span text:style-name="T9">br</text:span><text:span text:style-name="T3">.close();</text:span></text:p>
      <text:p text:style-name="P2"><text:span text:style-name="T3"><text:tab/><text:tab/></text:span><text:span text:style-name="T1">return</text:span><text:span text:style-name="T3"> </text:span><text:span text:style-name="T9">lines</text:span><text:span text:style-name="T3">;</text:span></text:p>
      <text:p text:style-name="P1"/>
      <text:p text:style-name="P3"><text:tab/>}</text:p>
      <text:p text:style-name="P1"/>
      <text:p text:style-name="P3">}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8:15:17.058000000</meta:creation-date>
    <dc:date>2019-05-24T18:53:47.666000000</dc:date>
    <meta:editing-duration>PT1H26M1S</meta:editing-duration>
    <meta:editing-cycles>11</meta:editing-cycles>
    <meta:generator>LibreOffice/5.1.5.2$Windows_X86_64 LibreOffice_project/7a864d8825610a8c07cfc3bc01dd4fce6a9447e5</meta:generator>
    <meta:document-statistic meta:table-count="0" meta:image-count="0" meta:object-count="0" meta:page-count="11" meta:paragraph-count="439" meta:word-count="1303" meta:character-count="11397" meta:non-whitespace-character-count="9551"/>
  </office:meta>
</office:document-meta>
</file>